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a239" officeooo:paragraph-rsid="000aa239"/>
    </style:style>
    <style:style style:name="T1" style:family="text">
      <style:text-properties officeooo:rsid="000bba81"/>
    </style:style>
    <style:style style:name="T2" style:family="text">
      <style:text-properties fo:color="#0000ff"/>
    </style:style>
    <style:style style:name="T3" style:family="text">
      <style:text-properties fo:color="#0000ff" officeooo:rsid="000d7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o de Herramienta de <text:span text:style-name="T1">gestión</text:span> de ticket OSTICKET</text:p>
      <text:p text:style-name="P1"/>
      <text:p text:style-name="P1"/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Manzanilla</meta:initial-creator>
    <meta:creation-date>2017-06-02T12:44:03.883731609</meta:creation-date>
    <dc:date>2017-06-19T14:05:20.902650182</dc:date>
    <dc:creator>Jesus Manzanilla</dc:creator>
    <meta:editing-duration>P14DT2H53M24S</meta:editing-duration>
    <meta:editing-cycles>1</meta:editing-cycles>
    <meta:document-statistic meta:table-count="0" meta:image-count="0" meta:object-count="0" meta:page-count="1" meta:paragraph-count="1" meta:word-count="10" meta:character-count="58" meta:non-whitespace-character-count="49"/>
    <meta:generator>LibreOffice/4.4.7.2$Linux_X86_64 LibreOffice_project/40$Build-2</meta:generator>
  </office:meta>
</office:document-meta>
</file>